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8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39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1a1fd" officeooo:paragraph-rsid="005a099f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2079a" officeooo:paragraph-rsid="005a099f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1c055a" officeooo:paragraph-rsid="005a099f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47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48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49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50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51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52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53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54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159" style:family="paragraph" style:parent-style-name="Standard">
      <style:text-properties officeooo:paragraph-rsid="0002079a"/>
    </style:style>
    <style:style style:name="P160" style:family="paragraph" style:parent-style-name="Standard">
      <style:text-properties officeooo:paragraph-rsid="000875c0"/>
    </style:style>
    <style:style style:name="P161" style:family="paragraph" style:parent-style-name="Standard">
      <style:text-properties officeooo:rsid="0009e350" officeooo:paragraph-rsid="0009e350"/>
    </style:style>
    <style:style style:name="P162" style:family="paragraph" style:parent-style-name="Standard">
      <style:text-properties officeooo:paragraph-rsid="000b3ecc"/>
    </style:style>
    <style:style style:name="P163" style:family="paragraph" style:parent-style-name="Standard">
      <style:text-properties officeooo:paragraph-rsid="000c6ea2"/>
    </style:style>
    <style:style style:name="P164" style:family="paragraph" style:parent-style-name="Standard">
      <style:text-properties officeooo:paragraph-rsid="00100777"/>
    </style:style>
    <style:style style:name="P165" style:family="paragraph" style:parent-style-name="Standard">
      <style:text-properties officeooo:paragraph-rsid="0011a2f5"/>
    </style:style>
    <style:style style:name="P166" style:family="paragraph" style:parent-style-name="Standard">
      <style:text-properties fo:font-size="12pt" style:font-size-asian="12pt" style:font-size-complex="12pt"/>
    </style:style>
    <style:style style:name="P167" style:family="paragraph" style:parent-style-name="Standard">
      <style:text-properties officeooo:paragraph-rsid="0019d4f8"/>
    </style:style>
    <style:style style:name="P168" style:family="paragraph" style:parent-style-name="Standard">
      <style:text-properties officeooo:paragraph-rsid="0021038e"/>
    </style:style>
    <style:style style:name="P169" style:family="paragraph" style:parent-style-name="Standard">
      <style:text-properties officeooo:paragraph-rsid="0025e663"/>
    </style:style>
    <style:style style:name="P170" style:family="paragraph" style:parent-style-name="Standard">
      <style:text-properties officeooo:rsid="0027fcd3" officeooo:paragraph-rsid="0027fcd3"/>
    </style:style>
    <style:style style:name="P171" style:family="paragraph" style:parent-style-name="Standard">
      <style:text-properties officeooo:paragraph-rsid="002b7811"/>
    </style:style>
    <style:style style:name="P172" style:family="paragraph" style:parent-style-name="Standard">
      <style:text-properties officeooo:paragraph-rsid="002c637f"/>
    </style:style>
    <style:style style:name="P173" style:family="paragraph" style:parent-style-name="Standard">
      <style:text-properties officeooo:paragraph-rsid="002e29bb"/>
    </style:style>
    <style:style style:name="P174" style:family="paragraph" style:parent-style-name="Standard">
      <style:text-properties officeooo:paragraph-rsid="002ee384"/>
    </style:style>
    <style:style style:name="P175" style:family="paragraph" style:parent-style-name="Standard">
      <style:text-properties officeooo:rsid="00312eea" officeooo:paragraph-rsid="00312eea"/>
    </style:style>
    <style:style style:name="P176" style:family="paragraph" style:parent-style-name="Standard">
      <style:text-properties officeooo:paragraph-rsid="003a34d7"/>
    </style:style>
    <style:style style:name="P177" style:family="paragraph" style:parent-style-name="Standard">
      <style:text-properties officeooo:paragraph-rsid="003ba73e"/>
    </style:style>
    <style:style style:name="P178" style:family="paragraph" style:parent-style-name="Standard">
      <style:text-properties officeooo:paragraph-rsid="003df03f"/>
    </style:style>
    <style:style style:name="P179" style:family="paragraph" style:parent-style-name="Standard">
      <style:text-properties officeooo:paragraph-rsid="0041759d"/>
    </style:style>
    <style:style style:name="P180" style:family="paragraph" style:parent-style-name="Standard">
      <style:text-properties officeooo:paragraph-rsid="0042cb80"/>
    </style:style>
    <style:style style:name="P181" style:family="paragraph" style:parent-style-name="Standard">
      <style:text-properties officeooo:paragraph-rsid="00457885"/>
    </style:style>
    <style:style style:name="P182" style:family="paragraph" style:parent-style-name="Standard">
      <style:text-properties officeooo:paragraph-rsid="004629dc"/>
    </style:style>
    <style:style style:name="P183" style:family="paragraph" style:parent-style-name="Standard">
      <style:text-properties officeooo:paragraph-rsid="0047e46c"/>
    </style:style>
    <style:style style:name="P184" style:family="paragraph" style:parent-style-name="Standard">
      <style:text-properties officeooo:paragraph-rsid="0049464d"/>
    </style:style>
    <style:style style:name="P185" style:family="paragraph" style:parent-style-name="Standard">
      <style:text-properties officeooo:paragraph-rsid="004c66ec"/>
    </style:style>
    <style:style style:name="P186" style:family="paragraph" style:parent-style-name="Standard">
      <style:text-properties officeooo:paragraph-rsid="004cb620"/>
    </style:style>
    <style:style style:name="P187" style:family="paragraph" style:parent-style-name="Standard">
      <style:text-properties officeooo:paragraph-rsid="00503d9a"/>
    </style:style>
    <style:style style:name="P188" style:family="paragraph" style:parent-style-name="Standard">
      <style:text-properties officeooo:paragraph-rsid="0051d835"/>
    </style:style>
    <style:style style:name="P189" style:family="paragraph" style:parent-style-name="Standard">
      <style:text-properties officeooo:rsid="0053f797" officeooo:paragraph-rsid="0053f797"/>
    </style:style>
    <style:style style:name="P190" style:family="paragraph" style:parent-style-name="Standard">
      <style:text-properties officeooo:paragraph-rsid="00560cc2"/>
    </style:style>
    <style:style style:name="P191" style:family="paragraph" style:parent-style-name="Standard">
      <style:text-properties officeooo:paragraph-rsid="00577540"/>
    </style:style>
    <style:style style:name="P192" style:family="paragraph" style:parent-style-name="Standard">
      <style:text-properties officeooo:paragraph-rsid="0058b204"/>
    </style:style>
    <style:style style:name="P193" style:family="paragraph" style:parent-style-name="Standard">
      <style:text-properties officeooo:paragraph-rsid="005a099f"/>
    </style:style>
    <style:style style:name="P194" style:family="paragraph" style:parent-style-name="Text_20_body">
      <style:text-properties officeooo:rsid="0019d4f8" officeooo:paragraph-rsid="0019d4f8"/>
    </style:style>
    <style:style style:name="P195" style:family="paragraph" style:parent-style-name="Text_20_body">
      <style:text-properties officeooo:paragraph-rsid="0021038e"/>
    </style:style>
    <style:style style:name="P196" style:family="paragraph" style:parent-style-name="Text_20_body">
      <style:text-properties officeooo:paragraph-rsid="0025e663"/>
    </style:style>
    <style:style style:name="P197" style:family="paragraph" style:parent-style-name="Text_20_body">
      <style:text-properties officeooo:paragraph-rsid="002b7811"/>
    </style:style>
    <style:style style:name="P198" style:family="paragraph" style:parent-style-name="Text_20_body">
      <style:text-properties officeooo:paragraph-rsid="002c637f"/>
    </style:style>
    <style:style style:name="P199" style:family="paragraph" style:parent-style-name="Text_20_body">
      <style:text-properties officeooo:paragraph-rsid="002e29bb"/>
    </style:style>
    <style:style style:name="P200" style:family="paragraph" style:parent-style-name="Text_20_body">
      <style:text-properties officeooo:paragraph-rsid="002ee384"/>
    </style:style>
    <style:style style:name="P201" style:family="paragraph" style:parent-style-name="Text_20_body">
      <style:text-properties officeooo:paragraph-rsid="003a34d7"/>
    </style:style>
    <style:style style:name="P202" style:family="paragraph" style:parent-style-name="Text_20_body">
      <style:text-properties officeooo:paragraph-rsid="003ba73e"/>
    </style:style>
    <style:style style:name="P203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204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5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6" style:family="paragraph" style:parent-style-name="Text_20_body">
      <style:text-properties officeooo:paragraph-rsid="0051d835"/>
    </style:style>
    <style:style style:name="P207" style:family="paragraph" style:parent-style-name="Text_20_body">
      <style:text-properties officeooo:paragraph-rsid="00560cc2"/>
    </style:style>
    <style:style style:name="P208" style:family="paragraph" style:parent-style-name="Heading_20_2">
      <style:text-properties officeooo:paragraph-rsid="00384c96"/>
    </style:style>
    <style:style style:name="P209" style:family="paragraph" style:parent-style-name="Heading_20_2">
      <style:text-properties officeooo:paragraph-rsid="0021038e"/>
    </style:style>
    <style:style style:name="P210" style:family="paragraph" style:parent-style-name="Heading_20_2">
      <style:text-properties officeooo:paragraph-rsid="0025e663"/>
    </style:style>
    <style:style style:name="P211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2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3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4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5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6" style:family="paragraph" style:parent-style-name="Heading_20_2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7" style:family="paragraph" style:parent-style-name="Heading_20_2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8" style:family="paragraph" style:parent-style-name="Heading_20_2">
      <style:text-properties officeooo:paragraph-rsid="002b7811"/>
    </style:style>
    <style:style style:name="P219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220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21" style:family="paragraph" style:parent-style-name="Heading_20_2">
      <style:text-properties officeooo:paragraph-rsid="002c637f"/>
    </style:style>
    <style:style style:name="P222" style:family="paragraph" style:parent-style-name="Heading_20_2">
      <style:text-properties officeooo:paragraph-rsid="002e29bb"/>
    </style:style>
    <style:style style:name="P223" style:family="paragraph" style:parent-style-name="Heading_20_2">
      <style:text-properties officeooo:paragraph-rsid="002ee384"/>
    </style:style>
    <style:style style:name="P224" style:family="paragraph" style:parent-style-name="Heading_20_2">
      <style:text-properties officeooo:paragraph-rsid="003a34d7"/>
    </style:style>
    <style:style style:name="P225" style:family="paragraph" style:parent-style-name="Heading_20_2">
      <style:text-properties officeooo:paragraph-rsid="003ba73e"/>
    </style:style>
    <style:style style:name="P226" style:family="paragraph" style:parent-style-name="Heading_20_2">
      <style:text-properties officeooo:paragraph-rsid="0041759d"/>
    </style:style>
    <style:style style:name="P227" style:family="paragraph" style:parent-style-name="Heading_20_2">
      <style:text-properties officeooo:paragraph-rsid="0042cb80"/>
    </style:style>
    <style:style style:name="P228" style:family="paragraph" style:parent-style-name="Heading_20_2">
      <style:text-properties officeooo:paragraph-rsid="0049464d"/>
    </style:style>
    <style:style style:name="P229" style:family="paragraph" style:parent-style-name="Heading_20_2">
      <style:text-properties officeooo:paragraph-rsid="004c66ec"/>
    </style:style>
    <style:style style:name="P230" style:family="paragraph" style:parent-style-name="Heading_20_2">
      <style:text-properties officeooo:paragraph-rsid="004cb620"/>
    </style:style>
    <style:style style:name="P231" style:family="paragraph" style:parent-style-name="Heading_20_2">
      <style:text-properties officeooo:paragraph-rsid="0051d835"/>
    </style:style>
    <style:style style:name="P232" style:family="paragraph" style:parent-style-name="Heading_20_2">
      <style:text-properties officeooo:paragraph-rsid="00560cc2"/>
    </style:style>
    <style:style style:name="P233" style:family="paragraph" style:parent-style-name="Standard">
      <style:text-properties style:font-name="Gadugi" fo:font-weight="bold" officeooo:rsid="0001a1fd" officeooo:paragraph-rsid="0058b204" style:font-weight-asian="bold" style:font-weight-complex="bold"/>
    </style:style>
    <style:style style:name="P234" style:family="paragraph" style:parent-style-name="Standard">
      <style:text-properties style:font-name="Gadugi" fo:font-weight="bold" officeooo:rsid="0001a1fd" officeooo:paragraph-rsid="005a099f" style:font-weight-asian="bold" style:font-weight-complex="bold"/>
    </style:style>
    <style:style style:name="P235" style:family="paragraph" style:parent-style-name="Standard">
      <style:text-properties style:font-name="Gadugi" fo:font-weight="bold" officeooo:rsid="0001a1fd" officeooo:paragraph-rsid="005cb242" style:font-weight-asian="bold" style:font-weight-complex="bold"/>
    </style:style>
    <style:style style:name="P236" style:family="paragraph" style:parent-style-name="Standard">
      <style:text-properties style:font-name="Gadugi" fo:font-weight="normal" officeooo:rsid="001c055a" officeooo:paragraph-rsid="005cb242" style:font-weight-asian="normal" style:font-weight-complex="normal"/>
    </style:style>
    <style:style style:name="P237" style:family="paragraph" style:parent-style-name="Standard">
      <style:text-properties style:font-name="Gadugi" fo:font-weight="normal" officeooo:rsid="001c055a" officeooo:paragraph-rsid="005d907b" style:font-weight-asian="normal" style:font-weight-complex="normal"/>
    </style:style>
    <style:style style:name="P238" style:family="paragraph" style:parent-style-name="Standard">
      <style:text-properties style:font-name="Gadugi" fo:font-weight="normal" officeooo:rsid="0002079a" officeooo:paragraph-rsid="005cb242" style:font-weight-asian="normal" style:font-weight-complex="normal"/>
    </style:style>
    <style:style style:name="P239" style:family="paragraph" style:parent-style-name="Standard">
      <style:text-properties style:font-name="Gadugi" fo:font-weight="normal" officeooo:rsid="0002079a" officeooo:paragraph-rsid="005d907b" style:font-weight-asian="normal" style:font-weight-complex="normal"/>
    </style:style>
    <style:style style:name="P240" style:family="paragraph" style:parent-style-name="Standard">
      <style:text-properties style:font-name="Gadugi" fo:font-weight="normal" officeooo:rsid="005d907b" officeooo:paragraph-rsid="005d907b" style:font-weight-asian="normal" style:font-weight-complex="normal"/>
    </style:style>
    <style:style style:name="P241" style:family="paragraph" style:parent-style-name="Standard">
      <style:text-properties officeooo:paragraph-rsid="005cb242"/>
    </style:style>
    <style:style style:name="P242" style:family="paragraph" style:parent-style-name="Standard">
      <style:text-properties officeooo:paragraph-rsid="005d907b"/>
    </style:style>
    <style:style style:name="P243" style:family="paragraph" style:parent-style-name="Text_20_body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4" style:family="paragraph" style:parent-style-name="Text_20_body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5" style:family="paragraph" style:parent-style-name="Text_20_body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6" style:family="paragraph" style:parent-style-name="Text_20_body">
      <style:text-properties style:font-name="Gadugi" fo:font-weight="normal" officeooo:rsid="0002079a" officeooo:paragraph-rsid="005cb242" style:font-weight-asian="normal" style:font-weight-complex="normal"/>
    </style:style>
    <style:style style:name="P247" style:family="paragraph" style:parent-style-name="Text_20_body">
      <style:text-properties style:font-name="Gadugi" fo:font-weight="normal" officeooo:rsid="0002079a" officeooo:paragraph-rsid="005d907b" style:font-weight-asian="normal" style:font-weight-complex="normal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normal" officeooo:rsid="005a099f" style:font-weight-asian="normal" style:font-weight-complex="normal"/>
    </style:style>
    <style:style style:name="T51" style:family="text">
      <style:text-properties style:font-name="Gadugi" fo:font-weight="normal" officeooo:rsid="005aee16" style:font-weight-asian="normal" style:font-weight-complex="normal"/>
    </style:style>
    <style:style style:name="T52" style:family="text">
      <style:text-properties style:font-name="Gadugi" fo:font-weight="normal" officeooo:rsid="005cb242" style:font-weight-asian="normal" style:font-weight-complex="normal"/>
    </style:style>
    <style:style style:name="T53" style:family="text">
      <style:text-properties style:font-name="Gadugi" fo:font-weight="normal" officeooo:rsid="005d907b" style:font-weight-asian="normal" style:font-weight-complex="normal"/>
    </style:style>
    <style:style style:name="T54" style:family="text">
      <style:text-properties style:font-name="Gadugi" fo:font-weight="bold" officeooo:rsid="0002079a" style:font-weight-asian="bold" style:font-weight-complex="bold"/>
    </style:style>
    <style:style style:name="T55" style:family="text">
      <style:text-properties style:font-name="Gadugi" fo:font-weight="bold" officeooo:rsid="0001a1fd" style:font-weight-asian="bold" style:font-weight-complex="bold"/>
    </style:style>
    <style:style style:name="T56" style:family="text">
      <style:text-properties style:font-name="Gadugi" officeooo:rsid="0001a1fd"/>
    </style:style>
    <style:style style:name="T57" style:family="text">
      <style:text-properties style:font-name="Gadugi" officeooo:rsid="0009e350"/>
    </style:style>
    <style:style style:name="T58" style:family="text">
      <style:text-properties officeooo:rsid="0002079a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1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2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3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64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65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66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67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69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70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71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72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3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5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6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7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8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9" style:family="text">
      <style:text-properties officeooo:rsid="0011a2f5"/>
    </style:style>
    <style:style style:name="T80" style:family="text">
      <style:text-properties officeooo:rsid="0009e350" style:font-name-asian="Microsoft YaHei" style:font-name-complex="Mangal"/>
    </style:style>
    <style:style style:name="T81" style:family="text">
      <style:text-properties officeooo:rsid="000c6ea2" style:font-name-asian="Microsoft YaHei" style:font-name-complex="Mangal"/>
    </style:style>
    <style:style style:name="T82" style:family="text">
      <style:text-properties officeooo:rsid="00100777" style:font-name-asian="Microsoft YaHei" style:font-name-complex="Mangal"/>
    </style:style>
    <style:style style:name="T83" style:family="text">
      <style:text-properties officeooo:rsid="0011a2f5" style:font-name-asian="Microsoft YaHei" style:font-name-complex="Mangal"/>
    </style:style>
    <style:style style:name="T84" style:family="text">
      <style:text-properties officeooo:rsid="00182eb3" style:font-name-asian="Microsoft YaHei" style:font-name-complex="Mangal"/>
    </style:style>
    <style:style style:name="T85" style:family="text">
      <style:text-properties officeooo:rsid="001b639e"/>
    </style:style>
    <style:style style:name="T86" style:family="text">
      <style:text-properties officeooo:rsid="002b7811"/>
    </style:style>
    <style:style style:name="T87" style:family="text">
      <style:text-properties officeooo:rsid="00384c96"/>
    </style:style>
    <style:style style:name="T88" style:family="text">
      <style:text-properties officeooo:rsid="00416e8a"/>
    </style:style>
    <style:style style:name="T89" style:family="text">
      <style:text-properties officeooo:rsid="0041759d"/>
    </style:style>
    <style:style style:name="T90" style:family="text">
      <style:text-properties officeooo:rsid="00458c4b"/>
    </style:style>
    <style:style style:name="T91" style:family="text">
      <style:text-properties officeooo:rsid="004629dc"/>
    </style:style>
    <style:style style:name="T92" style:family="text">
      <style:text-properties officeooo:rsid="004cb620"/>
    </style:style>
    <style:style style:name="T93" style:family="text">
      <style:text-properties officeooo:rsid="005665e8"/>
    </style:style>
    <style:style style:name="T94" style:family="text">
      <style:text-properties officeooo:rsid="005cb242"/>
    </style:style>
    <style:style style:name="T95" style:family="text">
      <style:text-properties officeooo:rsid="005d90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208" text:outline-level="2">Rifle Aiming Idle</text:h>
      <text:p text:style-name="P3"/>
      <text:p text:style-name="P7"><text:span text:style-name="T59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39">Breath: 50</text:p>
      <text:p text:style-name="P39">Aim Height: 50</text:p>
      <text:p text:style-name="Standard">Direciton: 50</text:p>
      <text:p text:style-name="Standard">Overdrive: 50</text:p>
      <text:p text:style-name="P39">Character Arm-Space: 50</text:p>
      <text:p text:style-name="P39">Trim: 95 total frames</text:p>
      <text:p text:style-name="P39">Mirror: false</text:p>
      <text:p text:style-name="P39"/>
      <text:p text:style-name="P166">Combination of original <text:span text:style-name="T1">Rifle Aiming Idle </text:span>and <text:s/>Aiming Rifle Str<text:span text:style-name="T80">a</text:span>fe <text:span text:style-name="T81">Right </text:span><text:span text:style-name="T82">T</text:span><text:span text:style-name="T83">hird Speed </text:span><text:span text:style-name="T84">(combined within Blender)</text:span></text:p>
      <text:p text:style-name="P39"/>
      <text:p text:style-name="P104"/>
      <text:p text:style-name="P39"/>
      <text:h text:style-name="P208" text:outline-level="2">Rifle Aiming <text:span text:style-name="T60">Walking F</text:span><text:span text:style-name="T62">orward</text:span></text:h>
      <text:p text:style-name="P5"/>
      <text:p text:style-name="P162"><text:span text:style-name="T55">Original name: </text:span><text:span text:style-name="T56">W</text:span><text:span text:style-name="T57">alking </text:span></text:p>
      <text:p text:style-name="P97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97"/>
      <text:p text:style-name="P9"/>
      <text:p text:style-name="P14">Values:</text:p>
      <text:p text:style-name="P162"><text:span text:style-name="T6">S</text:span><text:span text:style-name="T7">tance</text:span><text:span text:style-name="T6">: 8</text:span><text:span text:style-name="T8">0</text:span></text:p>
      <text:p text:style-name="P111">Speed: 100</text:p>
      <text:p text:style-name="P162"><text:span text:style-name="T6">Overdrive: 6</text:span><text:span text:style-name="T8">5</text:span></text:p>
      <text:p text:style-name="P42">Character Arm-Space: 50</text:p>
      <text:p text:style-name="P162"><text:span text:style-name="T6">Trim: 2</text:span><text:span text:style-name="T7">3</text:span><text:span text:style-name="T6"> total frames</text:span></text:p>
      <text:p text:style-name="P42">Mirror: false</text:p>
      <text:p text:style-name="P97"><text:span text:style-name="T58">I</text:span>n Place: true</text:p>
      <text:p text:style-name="P97"/>
      <text:p text:style-name="P104">Rough BPM: 165</text:p>
      <text:p text:style-name="P39"/>
      <text:h text:style-name="P208" text:outline-level="2"><text:soft-page-break/>Rifle Aiming <text:span text:style-name="T60">Walking Backwards</text:span></text:h>
      <text:p text:style-name="P4"/>
      <text:p text:style-name="P160"><text:span text:style-name="T55">Original name: </text:span><text:span text:style-name="T56">W</text:span><text:span text:style-name="T57">alking Backwards</text:span></text:p>
      <text:p text:style-name="P41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60"><text:span text:style-name="T6">S</text:span><text:span text:style-name="T7">tance</text:span><text:span text:style-name="T6">: 7</text:span><text:span text:style-name="T7">5</text:span></text:p>
      <text:p text:style-name="P161"><text:span text:style-name="T7">S</text:span><text:span text:style-name="T3">peed: 100</text:span></text:p>
      <text:p text:style-name="P41">Overdrive: 50</text:p>
      <text:p text:style-name="P41">Character Arm-Space: 50</text:p>
      <text:p text:style-name="P160"><text:span text:style-name="T6">Trim: 2</text:span><text:span text:style-name="T7">2</text:span><text:span text:style-name="T6"> total frames</text:span></text:p>
      <text:p text:style-name="P41">Mirror: false</text:p>
      <text:p text:style-name="P96"><text:span text:style-name="T58">I</text:span>n Place: true</text:p>
      <text:p text:style-name="P96"/>
      <text:p text:style-name="P104">Rough BPM: 165</text:p>
      <text:p text:style-name="P96"/>
      <text:p text:style-name="P96"/>
      <text:p text:style-name="P39"/>
      <text:p text:style-name="P39"/>
      <text:h text:style-name="P208" text:outline-level="2">Rifle Aiming Str<text:span text:style-name="T61">a</text:span>fe Left</text:h>
      <text:p text:style-name="P69"/>
      <text:p text:style-name="P159"><text:span text:style-name="T54">Original Name:</text:span><text:span text:style-name="T4"> Strafe Left</text:span></text:p>
      <text:p text:style-name="P159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69"/>
      <text:p text:style-name="P12">Values:</text:p>
      <text:p text:style-name="P159"><text:span text:style-name="T6">B</text:span><text:span text:style-name="T5">ody Height</text:span><text:span text:style-name="T6">: 7</text:span><text:span text:style-name="T5">0</text:span></text:p>
      <text:p text:style-name="P159"><text:span text:style-name="T6">S</text:span><text:span text:style-name="T5">tride length</text:span><text:span text:style-name="T6">: 1</text:span><text:span text:style-name="T5">00</text:span></text:p>
      <text:p text:style-name="P159"><text:span text:style-name="T6">Overdrive: 7</text:span><text:span text:style-name="T5">5</text:span></text:p>
      <text:p text:style-name="P40">Character Arm-Space: 50</text:p>
      <text:p text:style-name="P159"><text:span text:style-name="T6">Trim: 2</text:span><text:span text:style-name="T5">2</text:span><text:span text:style-name="T6"> total frames</text:span></text:p>
      <text:p text:style-name="P69">Mirror: false</text:p>
      <text:p text:style-name="P95"><text:span text:style-name="T58">I</text:span>n Place: true</text:p>
      <text:p text:style-name="P95"/>
      <text:p text:style-name="P104">Rough BPM: 165</text:p>
      <text:p text:style-name="P95"/>
      <text:h text:style-name="P208" text:outline-level="2">Rifle Aiming Str<text:span text:style-name="T61">a</text:span>fe <text:span text:style-name="T63">Right</text:span></text:h>
      <text:p text:style-name="P70"/>
      <text:p text:style-name="P163"><text:span text:style-name="T54">Original Name:</text:span><text:span text:style-name="T4"> Strafe R</text:span><text:span text:style-name="T9">ight</text:span></text:p>
      <text:p text:style-name="P163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0"><text:soft-page-break/></text:p>
      <text:p text:style-name="P15">Values:</text:p>
      <text:p text:style-name="P163"><text:span text:style-name="T6">B</text:span><text:span text:style-name="T5">ody Height</text:span><text:span text:style-name="T6">: 7</text:span><text:span text:style-name="T5">0</text:span></text:p>
      <text:p text:style-name="P163"><text:span text:style-name="T6">S</text:span><text:span text:style-name="T5">tride length</text:span><text:span text:style-name="T6">: 9</text:span><text:span text:style-name="T9">0</text:span></text:p>
      <text:p text:style-name="P163"><text:span text:style-name="T6">Overdrive: 7</text:span><text:span text:style-name="T5">5</text:span></text:p>
      <text:p text:style-name="P43">Character Arm-Space: 50</text:p>
      <text:p text:style-name="P163"><text:span text:style-name="T6">Trim: 2</text:span><text:span text:style-name="T5">1</text:span><text:span text:style-name="T6"> total frames</text:span></text:p>
      <text:p text:style-name="P70">Mirror: false</text:p>
      <text:p text:style-name="P98"><text:span text:style-name="T58">I</text:span>n Place: true</text:p>
      <text:p text:style-name="P98"/>
      <text:p text:style-name="P104">Rough BPM: 165</text:p>
      <text:p text:style-name="P104"/>
      <text:h text:style-name="P208" text:outline-level="2">Rifle Aiming <text:span text:style-name="T60">Walking F</text:span><text:span text:style-name="T62">orward </text:span><text:span text:style-name="T65">ThirdSpeed</text:span></text:h>
      <text:p text:style-name="P6"/>
      <text:p text:style-name="P165"><text:span text:style-name="T55">Original name: </text:span><text:span text:style-name="T56">W</text:span><text:span text:style-name="T57">alking </text:span></text:p>
      <text:p text:style-name="P100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00"/>
      <text:p text:style-name="P10"/>
      <text:p text:style-name="P17">Values:</text:p>
      <text:p text:style-name="P165"><text:span text:style-name="T6">S</text:span><text:span text:style-name="T7">tance</text:span><text:span text:style-name="T6">: 9</text:span><text:span text:style-name="T13">0</text:span></text:p>
      <text:p text:style-name="P165"><text:span text:style-name="T7">Speed: 3</text:span><text:span text:style-name="T13">0</text:span></text:p>
      <text:p text:style-name="P165"><text:span text:style-name="T6">Overdrive: 5</text:span><text:span text:style-name="T13">0</text:span></text:p>
      <text:p text:style-name="P45">Character Arm-Space: 50</text:p>
      <text:p text:style-name="P165"><text:span text:style-name="T6">Trim: 6</text:span><text:span text:style-name="T13">4</text:span><text:span text:style-name="T6"> total frames</text:span></text:p>
      <text:p text:style-name="P45">Mirror: false</text:p>
      <text:p text:style-name="P100"><text:span text:style-name="T58">I</text:span>n Place: true</text:p>
      <text:p text:style-name="P100"/>
      <text:p text:style-name="P165"><text:span text:style-name="T10">Rough BPM: 5</text:span><text:span text:style-name="T12">5</text:span></text:p>
      <text:p text:style-name="P45"/>
      <text:h text:style-name="P208" text:outline-level="2">Rifle Aiming <text:span text:style-name="T60">Walking Backwards </text:span><text:span text:style-name="T65">ThirdSpeed</text:span></text:h>
      <text:p text:style-name="P6"/>
      <text:p text:style-name="P165"><text:span text:style-name="T55">Original name: </text:span><text:span text:style-name="T56">W</text:span><text:span text:style-name="T57">alking Backwards</text:span></text:p>
      <text:p text:style-name="P45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65"><text:span text:style-name="T6">S</text:span><text:span text:style-name="T7">tance</text:span><text:span text:style-name="T6">: 8</text:span><text:span text:style-name="T13">7</text:span></text:p>
      <text:p text:style-name="P165"><text:span text:style-name="T7">Speed: 1</text:span><text:span text:style-name="T13">0</text:span></text:p>
      <text:p text:style-name="P165"><text:span text:style-name="T6">Overdrive: 4</text:span><text:span text:style-name="T13">0</text:span></text:p>
      <text:p text:style-name="P165"><text:span text:style-name="T6">Character Arm-Space: 5</text:span><text:span text:style-name="T13">0</text:span></text:p>
      <text:p text:style-name="P165"><text:span text:style-name="T6">Trim: 6</text:span><text:span text:style-name="T13">4</text:span><text:span text:style-name="T6"> total frames</text:span></text:p>
      <text:p text:style-name="P45"><text:soft-page-break/>Mirror: false</text:p>
      <text:p text:style-name="P100"><text:span text:style-name="T58">I</text:span>n Place: true</text:p>
      <text:p text:style-name="P100"/>
      <text:p text:style-name="P165">Rough BPM: <text:span text:style-name="T79">55</text:span></text:p>
      <text:p text:style-name="P104"/>
      <text:h text:style-name="P208" text:outline-level="2">Rifle Aiming Str<text:span text:style-name="T61">a</text:span>fe Left <text:span text:style-name="T64">T</text:span><text:span text:style-name="T65">hirdSpeed</text:span></text:h>
      <text:p text:style-name="P71"/>
      <text:p text:style-name="P164"><text:span text:style-name="T54">Original Name:</text:span><text:span text:style-name="T4"> Strafe Left</text:span></text:p>
      <text:p text:style-name="P164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1"/>
      <text:p text:style-name="P16">Values:</text:p>
      <text:p text:style-name="P164"><text:span text:style-name="T6">B</text:span><text:span text:style-name="T5">ody Height</text:span><text:span text:style-name="T6">: 8</text:span><text:span text:style-name="T13">5</text:span></text:p>
      <text:p text:style-name="P164"><text:span text:style-name="T6">S</text:span><text:span text:style-name="T5">tride length</text:span><text:span text:style-name="T6">: 1</text:span><text:span text:style-name="T13">0</text:span></text:p>
      <text:p text:style-name="P164"><text:span text:style-name="T6">Overdrive: 4</text:span><text:span text:style-name="T13">5</text:span></text:p>
      <text:p text:style-name="P44">Character Arm-Space: 50</text:p>
      <text:p text:style-name="P164"><text:span text:style-name="T6">Trim: 6</text:span><text:span text:style-name="T13">6</text:span><text:span text:style-name="T6"> total frames</text:span></text:p>
      <text:p text:style-name="P71">Mirror: false</text:p>
      <text:p text:style-name="P99"><text:span text:style-name="T58">I</text:span>n Place: true</text:p>
      <text:p text:style-name="P99"/>
      <text:p text:style-name="P164"><text:span text:style-name="T10">Rough BPM: 5</text:span><text:span text:style-name="T12">5</text:span></text:p>
      <text:p text:style-name="P112"/>
      <text:h text:style-name="P208" text:outline-level="2">Rifle Aiming Str<text:span text:style-name="T61">a</text:span>fe <text:span text:style-name="T63">Right </text:span><text:span text:style-name="T64">T</text:span><text:span text:style-name="T65">hird Speed</text:span></text:h>
      <text:p text:style-name="P71"/>
      <text:p text:style-name="P164"><text:span text:style-name="T54">Original Name:</text:span><text:span text:style-name="T4"> Strafe R</text:span><text:span text:style-name="T9">ight</text:span></text:p>
      <text:p text:style-name="P164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1"/>
      <text:p text:style-name="P16">Values:</text:p>
      <text:p text:style-name="P164"><text:span text:style-name="T6">B</text:span><text:span text:style-name="T5">ody Height</text:span><text:span text:style-name="T6">: 8</text:span><text:span text:style-name="T11">5</text:span></text:p>
      <text:p text:style-name="P164"><text:span text:style-name="T6">S</text:span><text:span text:style-name="T5">tride length</text:span><text:span text:style-name="T6">: 5</text:span></text:p>
      <text:p text:style-name="P164"><text:span text:style-name="T6">Overdrive: 4</text:span><text:span text:style-name="T13">0</text:span></text:p>
      <text:p text:style-name="P44">Character Arm-Space: 50</text:p>
      <text:p text:style-name="P164"><text:span text:style-name="T6">Trim: 6</text:span><text:span text:style-name="T13">7 </text:span><text:span text:style-name="T6">total frames</text:span></text:p>
      <text:p text:style-name="P71">Mirror: false</text:p>
      <text:p text:style-name="P99"><text:span text:style-name="T58">I</text:span>n Place: true</text:p>
      <text:p text:style-name="P99"/>
      <text:p text:style-name="P164"><text:span text:style-name="T11">Rough BPM: 5</text:span><text:span text:style-name="T12">5</text:span></text:p>
      <text:p text:style-name="P113"/>
      <text:p text:style-name="P113"/>
      <text:h text:style-name="Heading_20_2" text:outline-level="2"><text:soft-page-break/><text:span text:style-name="T87">Rifle Aiming </text:span>Turning Right 45 Degrees Improved - not so much root motion</text:h>
      <text:p text:style-name="Text_20_body"/>
      <text:p text:style-name="P194"><text:span text:style-name="T59">Original Name: </text:span>Turning Right 45 Degrees</text:p>
      <text:p text:style-name="P194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194"/>
      <text:p text:style-name="P18">Values:</text:p>
      <text:p text:style-name="P167"><text:span text:style-name="T6">Overdrive: </text:span><text:span text:style-name="T14">50</text:span></text:p>
      <text:p text:style-name="P46">Character Arm-Space: 50</text:p>
      <text:p text:style-name="P167"><text:span text:style-name="T6">Trim: 3</text:span><text:span text:style-name="T14">1</text:span><text:span text:style-name="T13"> </text:span><text:span text:style-name="T6">total frames</text:span></text:p>
      <text:p text:style-name="P72">Mirror: false</text:p>
      <text:p text:style-name="P72"/>
      <text:p text:style-name="P72">→<text:span text:style-name="T85"> the animation is played at -1 speed for the left side, also root motion in x y and z was taken way in unity (all keyframes but the first ones)</text:span></text:p>
      <text:p text:style-name="P72"/>
      <text:h text:style-name="Heading_20_1" text:outline-level="1">Rifle Idle</text:h>
      <text:p text:style-name="P72"/>
      <text:h text:style-name="Heading_20_2" text:outline-level="2">Rifle Idle Walking Forward:</text:h>
      <text:p text:style-name="Text_20_body"/>
      <text:p text:style-name="P168"><text:span text:style-name="T54">Original Name:</text:span><text:span text:style-name="T4"> R</text:span><text:span text:style-name="T16">ifle Walk</text:span></text:p>
      <text:p text:style-name="P168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73"/>
      <text:p text:style-name="P19">Values:</text:p>
      <text:p text:style-name="P168"><text:span text:style-name="T6">Overdrive: 5</text:span><text:span text:style-name="T16">0</text:span></text:p>
      <text:p text:style-name="P47">Character Arm-Space: 50</text:p>
      <text:p text:style-name="P168"><text:span text:style-name="T6">Trim: 4</text:span><text:span text:style-name="T16">0</text:span><text:span text:style-name="T13"> </text:span><text:span text:style-name="T6">total frames</text:span></text:p>
      <text:p text:style-name="P73">Mirror: false</text:p>
      <text:p text:style-name="P102"><text:span text:style-name="T58">I</text:span>n Place: true</text:p>
      <text:p text:style-name="P102"/>
      <text:p text:style-name="P168"><text:span text:style-name="T11">Rough BPM: </text:span><text:span text:style-name="T15">90</text:span></text:p>
      <text:p text:style-name="P114"/>
      <text:h text:style-name="P209" text:outline-level="2">Rifle Idle Walking <text:span text:style-name="T66">B</text:span><text:span text:style-name="T67">ackwards</text:span>:</text:h>
      <text:p text:style-name="P195"/>
      <text:p text:style-name="P168"><text:soft-page-break/><text:span text:style-name="T54">Original Name:</text:span><text:span text:style-name="T4"> B</text:span><text:span text:style-name="T18">ackwards Rifle Walk</text:span></text:p>
      <text:p text:style-name="P168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73"/>
      <text:p text:style-name="P19">Values:</text:p>
      <text:p text:style-name="P168"><text:span text:style-name="T6">Overdrive: 5</text:span><text:span text:style-name="T16">0</text:span></text:p>
      <text:p text:style-name="P47">Character Arm-Space: 50</text:p>
      <text:p text:style-name="P168"><text:span text:style-name="T6">Trim: 3</text:span><text:span text:style-name="T17">9 </text:span><text:span text:style-name="T6">total frames</text:span></text:p>
      <text:p text:style-name="P73">Mirror: false</text:p>
      <text:p text:style-name="P102"><text:span text:style-name="T58">I</text:span>n Place: true</text:p>
      <text:p text:style-name="P102"/>
      <text:p text:style-name="P168"><text:span text:style-name="T11">Rough BPM: </text:span><text:span text:style-name="T15">90</text:span></text:p>
      <text:p text:style-name="P114"/>
      <text:h text:style-name="P210" text:outline-level="2">Rifle Idle <text:span text:style-name="T66">T</text:span><text:span text:style-name="T68">urn:</text:span></text:h>
      <text:p text:style-name="P196"/>
      <text:p text:style-name="P169"><text:span text:style-name="T54">Original Name:</text:span><text:span text:style-name="T4"> R</text:span><text:span text:style-name="T19">ifle Turn</text:span></text:p>
      <text:p text:style-name="P169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74"/>
      <text:p text:style-name="P74"/>
      <text:p text:style-name="P20">Values:</text:p>
      <text:p text:style-name="P169"><text:span text:style-name="T6">Overdrive: 5</text:span><text:span text:style-name="T16">0</text:span></text:p>
      <text:p text:style-name="P48">Character Arm-Space: 50</text:p>
      <text:p text:style-name="P169"><text:span text:style-name="T6">Trim: 6</text:span><text:span text:style-name="T19">0</text:span><text:span text:style-name="T17"> </text:span><text:span text:style-name="T6">total frames</text:span></text:p>
      <text:p text:style-name="P74">Mirror: false</text:p>
      <text:p text:style-name="P103"/>
      <text:p text:style-name="P169"><text:span text:style-name="T11">//Rough BPM: </text:span><text:span text:style-name="T15">90?</text:span></text:p>
      <text:p text:style-name="P115"/>
      <text:p text:style-name="P170"><text:span text:style-name="T15">L</text:span><text:span text:style-name="T3">oop Pose: true</text:span></text:p>
      <text:p text:style-name="P138">- deleted all root motion except y and all root rotation, shortened clip to be smoother</text:p>
      <text:p text:style-name="P138"/>
      <text:h text:style-name="Heading_20_1" text:outline-level="1">Rifle Crouching:</text:h>
      <text:p text:style-name="P141"/>
      <text:p text:style-name="P141"/>
      <text:h text:style-name="P211" text:outline-level="2">R<text:span text:style-name="T86">ifle Crouching Turn Left 90 Degrees</text:span></text:h>
      <text:p text:style-name="P197"/>
      <text:p text:style-name="P171"><text:span text:style-name="T54">Original Name:</text:span><text:span text:style-name="T4"> </text:span><text:span text:style-name="T19">Crouching Turn 90 Left</text:span></text:p>
      <text:p text:style-name="P171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75"/>
      <text:p text:style-name="P75"/>
      <text:p text:style-name="P21">Values:</text:p>
      <text:p text:style-name="P171"><text:span text:style-name="T6">Overdrive: 5</text:span><text:span text:style-name="T16">0</text:span></text:p>
      <text:p text:style-name="P49">Character Arm-Space: 50</text:p>
      <text:p text:style-name="P171"><text:span text:style-name="T6">Trim: 3</text:span><text:span text:style-name="T20">9</text:span><text:span text:style-name="T17"> </text:span><text:span text:style-name="T6">total frames</text:span></text:p>
      <text:p text:style-name="P75">Mirror: false</text:p>
      <text:p text:style-name="P116"/>
      <text:p text:style-name="P139"/>
      <text:p text:style-name="P139"/>
      <text:p text:style-name="P141">- has root motion x and z takn away and the animation is shortened in its length from 0 to 1:10 <text:span text:style-name="T86">&amp; Loop Pose is true</text:span></text:p>
      <text:p text:style-name="P141"/>
      <text:h text:style-name="P218" text:outline-level="2"><text:span text:style-name="T66">R</text:span><text:span text:style-name="T69">ifle Crouching Turn Right 90 Degrees</text:span></text:h>
      <text:p text:style-name="P197"/>
      <text:p text:style-name="P171"><text:span text:style-name="T54">Original Name:</text:span><text:span text:style-name="T4"> </text:span><text:span text:style-name="T19">Crouching Turn 90 R</text:span><text:span text:style-name="T20">ight</text:span></text:p>
      <text:p text:style-name="P171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75"/>
      <text:p text:style-name="P75"/>
      <text:p text:style-name="P21">Values:</text:p>
      <text:p text:style-name="P171"><text:span text:style-name="T6">Overdrive: 5</text:span><text:span text:style-name="T16">0</text:span></text:p>
      <text:p text:style-name="P49">Character Arm-Space: 50</text:p>
      <text:p text:style-name="P171"><text:span text:style-name="T6">Trim: 3</text:span><text:span text:style-name="T20">9</text:span><text:span text:style-name="T17"> </text:span><text:span text:style-name="T6">total frames</text:span></text:p>
      <text:p text:style-name="P75">Mirror: false</text:p>
      <text:p text:style-name="P116"/>
      <text:p text:style-name="P139"/>
      <text:p text:style-name="P139"/>
      <text:p text:style-name="P142">- has root motion x and z takn away and the animation is shortened in its length from 0 to 1:10 <text:span text:style-name="T86">&amp; Loop Pose is true</text:span></text:p>
      <text:h text:style-name="P220" text:outline-level="2"/>
      <text:p text:style-name="P203"/>
      <text:h text:style-name="P221" text:outline-level="2"><text:span text:style-name="T66">R</text:span><text:span text:style-name="T69">ifle Crouching </text:span><text:span text:style-name="T70">Aiming Idle</text:span></text:h>
      <text:p text:style-name="P198"/>
      <text:p text:style-name="P172"><text:span text:style-name="T54">Original Name:</text:span><text:span text:style-name="T4"> </text:span><text:span text:style-name="T19">I</text:span><text:span text:style-name="T21">dle Crouching Aiming</text:span></text:p>
      <text:p text:style-name="P172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76"><text:soft-page-break/></text:p>
      <text:p text:style-name="P76"/>
      <text:p text:style-name="P22">Values:</text:p>
      <text:p text:style-name="P172"><text:span text:style-name="T6">Overdrive: 5</text:span><text:span text:style-name="T16">0</text:span></text:p>
      <text:p text:style-name="P50">Character Arm-Space: 50</text:p>
      <text:p text:style-name="P172"><text:span text:style-name="T6">Trim: 6</text:span><text:span text:style-name="T22">4</text:span><text:span text:style-name="T17"> </text:span><text:span text:style-name="T6">total frames</text:span></text:p>
      <text:p text:style-name="P76">Mirror: false</text:p>
      <text:h text:style-name="P222" text:outline-level="2"><text:span text:style-name="T66">R</text:span><text:span text:style-name="T69">ifle Crouching </text:span><text:span text:style-name="T70">Walking Forwards</text:span></text:h>
      <text:p text:style-name="P199"/>
      <text:p text:style-name="P173"><text:span text:style-name="T54">Original Name:</text:span><text:span text:style-name="T4"> </text:span><text:span text:style-name="T19">I</text:span><text:span text:style-name="T21">dle Crouching Aiming</text:span></text:p>
      <text:p text:style-name="P173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77"/>
      <text:p text:style-name="P77"/>
      <text:p text:style-name="P23">Values:</text:p>
      <text:p text:style-name="P173"><text:span text:style-name="T6">Overdrive: 5</text:span><text:span text:style-name="T16">0</text:span></text:p>
      <text:p text:style-name="P51">Character Arm-Space: 50</text:p>
      <text:p text:style-name="P173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75">In Place: true</text:p>
      <text:h text:style-name="P212" text:outline-level="2"/>
      <text:h text:style-name="P212" text:outline-level="2"/>
      <text:h text:style-name="P222" text:outline-level="2"><text:span text:style-name="T66">R</text:span><text:span text:style-name="T69">ifle Crouching </text:span><text:span text:style-name="T70">Walking Backwards</text:span></text:h>
      <text:p text:style-name="P199"/>
      <text:p text:style-name="P173"><text:span text:style-name="T54">Original Name:</text:span><text:span text:style-name="T4"> </text:span><text:span text:style-name="T21">Walk Crouching Backward</text:span></text:p>
      <text:p text:style-name="P173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77"/>
      <text:p text:style-name="P77"/>
      <text:p text:style-name="P23">Values:</text:p>
      <text:p text:style-name="P173"><text:span text:style-name="T6">Overdrive: 5</text:span><text:span text:style-name="T16">0</text:span></text:p>
      <text:p text:style-name="P51">Character Arm-Space: 50</text:p>
      <text:p text:style-name="P173"><text:span text:style-name="T6">Trim: 3</text:span><text:span text:style-name="T24">1</text:span><text:span text:style-name="T17"> </text:span><text:span text:style-name="T6">total frames</text:span></text:p>
      <text:p text:style-name="P117">Mirror: false</text:p>
      <text:p text:style-name="P118">In Place: true</text:p>
      <text:p text:style-name="P143"/>
      <text:h text:style-name="P223" text:outline-level="2"><text:soft-page-break/><text:span text:style-name="T66">R</text:span><text:span text:style-name="T69">ifle Crouching </text:span><text:span text:style-name="T70">S</text:span><text:span text:style-name="T71">trafe</text:span><text:span text:style-name="T70"> L</text:span><text:span text:style-name="T72">eft</text:span></text:h>
      <text:p text:style-name="P200"/>
      <text:p text:style-name="P174"><text:span text:style-name="T54">Original Name:</text:span><text:span text:style-name="T21"> </text:span><text:span text:style-name="T25">Walk Crouching Left</text:span></text:p>
      <text:p text:style-name="P174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78"/>
      <text:p text:style-name="P78"/>
      <text:p text:style-name="P78"/>
      <text:p text:style-name="P24">Values:</text:p>
      <text:p text:style-name="P174"><text:span text:style-name="T6">Overdrive: 5</text:span><text:span text:style-name="T16">0</text:span></text:p>
      <text:p text:style-name="P52">Character Arm-Space: 50</text:p>
      <text:p text:style-name="P174"><text:span text:style-name="T6">Trim: 3</text:span><text:span text:style-name="T26">1</text:span><text:span text:style-name="T17"> </text:span><text:span text:style-name="T6">total frames</text:span></text:p>
      <text:p text:style-name="P119">Mirror: false</text:p>
      <text:p text:style-name="P120">In Place: true</text:p>
      <text:p text:style-name="P78"/>
      <text:h text:style-name="P223" text:outline-level="2"><text:span text:style-name="T66">R</text:span><text:span text:style-name="T69">ifle Crouching </text:span><text:span text:style-name="T70">S</text:span><text:span text:style-name="T71">trafe</text:span><text:span text:style-name="T70"> R</text:span><text:span text:style-name="T73">ight</text:span></text:h>
      <text:p text:style-name="P200"/>
      <text:p text:style-name="P174"><text:span text:style-name="T54">Original Name:</text:span><text:span text:style-name="T4"> </text:span><text:span text:style-name="T21">Walk Crouching Right</text:span></text:p>
      <text:p text:style-name="P174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78"/>
      <text:p text:style-name="P78"/>
      <text:p text:style-name="P24">Values:</text:p>
      <text:p text:style-name="P174"><text:span text:style-name="T6">Overdrive: 5</text:span><text:span text:style-name="T16">0</text:span></text:p>
      <text:p text:style-name="P52">Character Arm-Space: 50</text:p>
      <text:p text:style-name="P174"><text:span text:style-name="T6">Trim: 3</text:span><text:span text:style-name="T27">1</text:span><text:span text:style-name="T6">total frames</text:span></text:p>
      <text:p text:style-name="P119">Mirror: false</text:p>
      <text:p text:style-name="P121">In Place: true</text:p>
      <text:p text:style-name="P144"/>
      <text:h text:style-name="P224" text:outline-level="2"><text:span text:style-name="T66">R</text:span><text:span text:style-name="T69">ifle Crouching </text:span><text:span text:style-name="T74">Diagonal Forward Right</text:span></text:h>
      <text:p text:style-name="P201"/>
      <text:p text:style-name="P176"><text:span text:style-name="T54">Original Name:</text:span><text:span text:style-name="T4"> </text:span><text:span text:style-name="T21">Walk Crouching F</text:span><text:span text:style-name="T28">orward Right</text:span></text:p>
      <text:p text:style-name="P176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9"/>
      <text:p text:style-name="P79"/>
      <text:p text:style-name="P25">Values:</text:p>
      <text:p text:style-name="P176"><text:span text:style-name="T6">Overdrive: 5</text:span><text:span text:style-name="T16">0</text:span></text:p>
      <text:p text:style-name="P53">Character Arm-Space: 50</text:p>
      <text:p text:style-name="P176"><text:span text:style-name="T6">Trim: 3</text:span><text:span text:style-name="T27">1</text:span><text:span text:style-name="T6">total frames</text:span></text:p>
      <text:p text:style-name="P122"><text:soft-page-break/>Mirror: false</text:p>
      <text:p text:style-name="P122">In Place: true</text:p>
      <text:p text:style-name="P145"/>
      <text:h text:style-name="P225" text:outline-level="2"><text:span text:style-name="T66">R</text:span><text:span text:style-name="T69">ifle Crouching </text:span><text:span text:style-name="T74">Diagonal Forward Left</text:span></text:h>
      <text:p text:style-name="P202"/>
      <text:p text:style-name="P177"><text:span text:style-name="T54">Original Name:</text:span><text:span text:style-name="T4"> </text:span><text:span text:style-name="T21">Walk Crouching F</text:span><text:span text:style-name="T28">orward Left</text:span></text:p>
      <text:p text:style-name="P17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0"/>
      <text:p text:style-name="P80"/>
      <text:p text:style-name="P26">Values:</text:p>
      <text:p text:style-name="P177"><text:span text:style-name="T6">Overdrive: 5</text:span><text:span text:style-name="T16">0</text:span></text:p>
      <text:p text:style-name="P54">Character Arm-Space: 50</text:p>
      <text:p text:style-name="P177"><text:span text:style-name="T6">Trim: 3</text:span><text:span text:style-name="T27">1</text:span><text:span text:style-name="T6">total frames</text:span></text:p>
      <text:p text:style-name="P123">Mirror: false</text:p>
      <text:p text:style-name="P123">In Place: true</text:p>
      <text:p text:style-name="P146"/>
      <text:h text:style-name="P225" text:outline-level="2"><text:span text:style-name="T66">R</text:span><text:span text:style-name="T69">ifle Crouching </text:span><text:span text:style-name="T74">Diagonal Backwards Right</text:span></text:h>
      <text:p text:style-name="P202"/>
      <text:p text:style-name="P177"><text:span text:style-name="T54">Original Name:</text:span><text:span text:style-name="T4"> </text:span><text:span text:style-name="T21">Walk Crouching B</text:span><text:span text:style-name="T28">ackward Right</text:span></text:p>
      <text:p text:style-name="P17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0"/>
      <text:p text:style-name="P80"/>
      <text:p text:style-name="P26">Values:</text:p>
      <text:p text:style-name="P177"><text:span text:style-name="T6">Overdrive: 5</text:span><text:span text:style-name="T16">0</text:span></text:p>
      <text:p text:style-name="P54">Character Arm-Space: 50</text:p>
      <text:p text:style-name="P177"><text:span text:style-name="T6">Trim: 3</text:span><text:span text:style-name="T27">1</text:span><text:span text:style-name="T6">total frames</text:span></text:p>
      <text:p text:style-name="P123">Mirror: false</text:p>
      <text:p text:style-name="P123">In Place: true</text:p>
      <text:p text:style-name="P146"/>
      <text:h text:style-name="P225" text:outline-level="2"><text:span text:style-name="T66">R</text:span><text:span text:style-name="T69">ifle Crouching </text:span><text:span text:style-name="T74">Diagonal Backwards Left</text:span></text:h>
      <text:p text:style-name="P202"/>
      <text:p text:style-name="P177"><text:span text:style-name="T54">Original Name:</text:span><text:span text:style-name="T4"> </text:span><text:span text:style-name="T21">Walk Crouching B</text:span><text:span text:style-name="T28">ackward L</text:span><text:span text:style-name="T29">eft</text:span></text:p>
      <text:p text:style-name="P17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0"/>
      <text:p text:style-name="P80"/>
      <text:p text:style-name="P26">Values:</text:p>
      <text:p text:style-name="P177"><text:span text:style-name="T6">Overdrive: 5</text:span><text:span text:style-name="T16">0</text:span></text:p>
      <text:p text:style-name="P54"><text:soft-page-break/>Character Arm-Space: 50</text:p>
      <text:p text:style-name="P177"><text:span text:style-name="T6">Trim: 3</text:span><text:span text:style-name="T27">1</text:span><text:span text:style-name="T6">total frames</text:span></text:p>
      <text:p text:style-name="P123">Mirror: false</text:p>
      <text:p text:style-name="P123">In Place: true</text:p>
      <text:p text:style-name="P123"/>
      <text:h text:style-name="Heading_20_1" text:outline-level="1">Pistol Aiming</text:h>
      <text:p text:style-name="Text_20_body"/>
      <text:h text:style-name="P213" text:outline-level="2">P<text:span text:style-name="T88">istol Aiming idle</text:span></text:h>
      <text:p text:style-name="P204"/>
      <text:p text:style-name="P178"><text:span text:style-name="T54">Original Name:</text:span><text:span text:style-name="T4"> </text:span><text:span text:style-name="T21">P</text:span><text:span text:style-name="T30">istol Idle</text:span></text:p>
      <text:p text:style-name="P17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1"/>
      <text:p text:style-name="P27">Values:</text:p>
      <text:p text:style-name="P178"><text:span text:style-name="T6">Overdrive: 5</text:span><text:span text:style-name="T16">0</text:span></text:p>
      <text:p text:style-name="P55">Character Arm-Space: 50</text:p>
      <text:p text:style-name="P178"><text:span text:style-name="T6">Trim: 4</text:span><text:span text:style-name="T33">1 </text:span><text:span text:style-name="T6">total frames</text:span></text:p>
      <text:p text:style-name="P124">Mirror: false</text:p>
      <text:p text:style-name="P124"/>
      <text:h text:style-name="P213" text:outline-level="2">P<text:span text:style-name="T88">istol Aiming Walking Backwards</text:span></text:h>
      <text:p text:style-name="P204"/>
      <text:p text:style-name="P178"><text:span text:style-name="T54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7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1"/>
      <text:p text:style-name="P27">Values:</text:p>
      <text:p text:style-name="P178"><text:span text:style-name="T6">Overdrive: 7</text:span><text:span text:style-name="T33">0</text:span></text:p>
      <text:p text:style-name="P55">Character Arm-Space: 50</text:p>
      <text:p text:style-name="P178"><text:span text:style-name="T6">Trim: 2</text:span><text:span text:style-name="T33">3 </text:span><text:span text:style-name="T6">total frames</text:span></text:p>
      <text:p text:style-name="P124">Mirror: false</text:p>
      <text:p text:style-name="P124">In Place: true</text:p>
      <text:p text:style-name="P124"/>
      <text:p text:style-name="P105">Rough BPM: 165</text:p>
      <text:p text:style-name="P105"/>
      <text:h text:style-name="P214" text:outline-level="2"><text:soft-page-break/>P<text:span text:style-name="T89">istol Aiming Walking Forward</text:span></text:h>
      <text:p text:style-name="P204"/>
      <text:p text:style-name="P178"><text:span text:style-name="T54">Original Name:</text:span><text:span text:style-name="T4"> </text:span><text:span text:style-name="T21">P</text:span><text:span text:style-name="T30">istol W</text:span><text:span text:style-name="T34">alk</text:span></text:p>
      <text:p text:style-name="P17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1"/>
      <text:p text:style-name="P27">Values:</text:p>
      <text:p text:style-name="P178"><text:span text:style-name="T6">Overdrive: 5</text:span><text:span text:style-name="T34">4</text:span></text:p>
      <text:p text:style-name="P55">Character Arm-Space: 50</text:p>
      <text:p text:style-name="P178"><text:span text:style-name="T6">Trim: 2</text:span><text:span text:style-name="T34">3 </text:span><text:span text:style-name="T6">total frames</text:span></text:p>
      <text:p text:style-name="P124">Mirror: false</text:p>
      <text:p text:style-name="P124">In Place: true</text:p>
      <text:p text:style-name="P147"/>
      <text:p text:style-name="P106">Rough BPM: 165</text:p>
      <text:p text:style-name="P147"/>
      <text:h text:style-name="P214" text:outline-level="2">P<text:span text:style-name="T89">istol Aiming Strafe Left</text:span></text:h>
      <text:p text:style-name="P204"/>
      <text:p text:style-name="P178"><text:span text:style-name="T54">Original Name:</text:span><text:span text:style-name="T4"> </text:span><text:span text:style-name="T21">P</text:span><text:span text:style-name="T30">istol </text:span><text:span text:style-name="T34">Strafe</text:span></text:p>
      <text:p text:style-name="P17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1"/>
      <text:p text:style-name="P27">Values:</text:p>
      <text:p text:style-name="P178"><text:span text:style-name="T6">Overdrive: 2</text:span><text:span text:style-name="T34">8</text:span></text:p>
      <text:p text:style-name="P55">Character Arm-Space: 50</text:p>
      <text:p text:style-name="P179"><text:span text:style-name="T6">Trim: 2</text:span><text:span text:style-name="T34">3 </text:span><text:span text:style-name="T6">total frames</text:span></text:p>
      <text:p text:style-name="P124">Mirror: false</text:p>
      <text:p text:style-name="P124">In Place: true</text:p>
      <text:p text:style-name="P147"/>
      <text:p text:style-name="P106">Rough BPM: 165</text:p>
      <text:p text:style-name="P147"/>
      <text:h text:style-name="P226" text:outline-level="2"><text:span text:style-name="T74">P</text:span><text:span text:style-name="T75">istol Aiming Strafe Right</text:span></text:h>
      <text:p text:style-name="P204"/>
      <text:p text:style-name="P178"><text:span text:style-name="T54">Original Name:</text:span><text:span text:style-name="T4"> </text:span><text:span text:style-name="T21">P</text:span><text:span text:style-name="T30">istol S</text:span><text:span text:style-name="T34">trafe</text:span></text:p>
      <text:p text:style-name="P17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1"/>
      <text:p text:style-name="P27">Values:</text:p>
      <text:p text:style-name="P178"><text:span text:style-name="T6">Overdrive: 3</text:span><text:span text:style-name="T34">2</text:span></text:p>
      <text:p text:style-name="P55">Character Arm-Space: 50</text:p>
      <text:p text:style-name="P179"><text:span text:style-name="T6">Trim: 2</text:span><text:span text:style-name="T34">3 </text:span><text:span text:style-name="T6">total frames</text:span></text:p>
      <text:p text:style-name="P124"><text:soft-page-break/>Mirror: false</text:p>
      <text:p text:style-name="P124">In Place: true</text:p>
      <text:p text:style-name="P147"/>
      <text:p text:style-name="P106">Rough BPM: 165</text:p>
      <text:p text:style-name="P106"/>
      <text:p text:style-name="P106"/>
      <text:p text:style-name="P106"/>
      <text:h text:style-name="P227" text:outline-level="2"><text:span text:style-name="T74">P</text:span><text:span text:style-name="T75">istol C</text:span><text:span text:style-name="T76">rouching Idle</text:span></text:h>
      <text:p text:style-name="P205"/>
      <text:p text:style-name="P180"><text:span text:style-name="T54">Original Name:</text:span><text:span text:style-name="T4"> </text:span><text:span text:style-name="T10">Pistol k</text:span><text:span text:style-name="T35">neeling</text:span><text:span text:style-name="T10"> Idle</text:span></text:p>
      <text:p text:style-name="P18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2"/>
      <text:p text:style-name="P28">Values:</text:p>
      <text:p text:style-name="P180"><text:span text:style-name="T6">Overdrive: 5</text:span><text:span text:style-name="T35">0</text:span></text:p>
      <text:p text:style-name="P56">Character Arm-Space: 50</text:p>
      <text:p text:style-name="P180"><text:span text:style-name="T6">Trim: 1</text:span><text:span text:style-name="T35">15</text:span><text:span text:style-name="T34"> </text:span><text:span text:style-name="T6">total frames</text:span></text:p>
      <text:p text:style-name="P125">Mirror: false</text:p>
      <text:p text:style-name="P125"/>
      <text:h text:style-name="Heading_20_1" text:outline-level="1">Humanoid Animations From Brackeys</text:h>
      <text:p text:style-name="P125"/>
      <text:p text:style-name="P148">I did some heavy processing on them, tick everything to origina l and bake into pose to prevent root motion, also delete all root.T x and z motion and all quaternion keyframes of root beside the first ones</text:p>
      <text:p text:style-name="P148"/>
      <text:h text:style-name="Heading_20_1" text:outline-level="1"><text:soft-page-break/></text:h>
      <text:h text:style-name="Heading_20_1" text:outline-level="1">Sword and Shield – also used for Grenade?</text:h>
      <text:p text:style-name="P107"/>
      <text:p text:style-name="P147"/>
      <text:p text:style-name="P147"/>
      <text:p text:style-name="P151">Use the idle crouch for grenade:</text:p>
      <text:p text:style-name="P151"/>
      <text:p text:style-name="P151">- <text:span text:style-name="T90">have the trow animation be on a different layer – only override upper body?</text:span></text:p>
      <text:p text:style-name="P149"/>
      <text:h text:style-name="Heading_20_2" text:outline-level="2">Sword &amp; Shield Walk: <text:span text:style-name="T91">Forward</text:span></text:h>
      <text:p text:style-name="P149"/>
      <text:p text:style-name="P181"><text:span text:style-name="T54">Original Name:</text:span><text:span text:style-name="T4"> </text:span><text:span text:style-name="T36">Sword &amp; Shield Walk:</text:span></text:p>
      <text:p text:style-name="P83">https://www.mixamo.com/#/?page=1&amp;query=sword+%26+shield</text:p>
      <text:p text:style-name="P83"/>
      <text:p text:style-name="P29">Values:</text:p>
      <text:p text:style-name="P181"><text:span text:style-name="T6">Overdrive: 7</text:span><text:span text:style-name="T37">5</text:span></text:p>
      <text:p text:style-name="P57">Character Arm-Space: 50</text:p>
      <text:p text:style-name="P181"><text:span text:style-name="T6">Trim: 2</text:span><text:span text:style-name="T37">3</text:span><text:span text:style-name="T34"> </text:span><text:span text:style-name="T6">total frames</text:span></text:p>
      <text:p text:style-name="P126">Mirror: false</text:p>
      <text:p text:style-name="P128">In Place: true</text:p>
      <text:p text:style-name="P128"/>
      <text:p text:style-name="P108">Rough BPM: 165</text:p>
      <text:h text:style-name="Heading_20_2" text:outline-level="2">Sword &amp; Shield Walk: Backwards</text:h>
      <text:p text:style-name="P150"/>
      <text:p text:style-name="P182"><text:span text:style-name="T54">Original Name:</text:span><text:span text:style-name="T4"> </text:span><text:span text:style-name="T36">Sword &amp; Shield Walk:</text:span></text:p>
      <text:p text:style-name="P84">https://www.mixamo.com/#/?page=1&amp;query=sword+%26+shield</text:p>
      <text:p text:style-name="P84"/>
      <text:p text:style-name="P30">Values:</text:p>
      <text:p text:style-name="P182"><text:span text:style-name="T6">Overdrive: </text:span><text:span text:style-name="T38">85</text:span></text:p>
      <text:p text:style-name="P58">Character Arm-Space: 50</text:p>
      <text:p text:style-name="P182"><text:span text:style-name="T6">Trim: 2</text:span><text:span text:style-name="T37">3</text:span><text:span text:style-name="T34"> </text:span><text:span text:style-name="T6">total frames</text:span></text:p>
      <text:p text:style-name="P127"><text:soft-page-break/>Mirror: false</text:p>
      <text:p text:style-name="P128">In Place: true</text:p>
      <text:p text:style-name="P128"/>
      <text:p text:style-name="P108">Rough BPM: 165</text:p>
      <text:p text:style-name="P140"/>
      <text:h text:style-name="Heading_20_2" text:outline-level="2">Sword &amp; Shield Strafe Left</text:h>
      <text:p text:style-name="P152"/>
      <text:p text:style-name="P183"><text:span text:style-name="T54">Original Name:</text:span><text:span text:style-name="T4"> </text:span><text:span text:style-name="T36">Sword &amp; Shield S</text:span><text:span text:style-name="T39">trafe</text:span></text:p>
      <text:p text:style-name="P85">https://www.mixamo.com/#/?page=1&amp;query=sword+%26+shield</text:p>
      <text:p text:style-name="P85"/>
      <text:p text:style-name="P31">Values:</text:p>
      <text:p text:style-name="P183"><text:span text:style-name="T6">Overdrive: </text:span><text:span text:style-name="T38">9</text:span><text:span text:style-name="T39">0</text:span></text:p>
      <text:p text:style-name="P59">Character Arm-Space: 50</text:p>
      <text:p text:style-name="P183"><text:span text:style-name="T6">Trim: 2</text:span><text:span text:style-name="T37">3</text:span><text:span text:style-name="T34"> </text:span><text:span text:style-name="T6">total frames</text:span></text:p>
      <text:p text:style-name="P128">Mirror: false</text:p>
      <text:p text:style-name="P128">In Place: true</text:p>
      <text:p text:style-name="P128"/>
      <text:p text:style-name="P108">Rough BPM: 165</text:p>
      <text:p text:style-name="P128"/>
      <text:h text:style-name="P228" text:outline-level="2">Sword &amp; Shield Strafe <text:span text:style-name="T66">R</text:span><text:span text:style-name="T77">ight</text:span></text:h>
      <text:p text:style-name="P153"/>
      <text:p text:style-name="P184"><text:span text:style-name="T54">Original Name:</text:span><text:span text:style-name="T4"> </text:span><text:span text:style-name="T36">Sword &amp; Shield S</text:span><text:span text:style-name="T39">trafe</text:span></text:p>
      <text:p text:style-name="P86">https://www.mixamo.com/#/?page=1&amp;query=sword+%26+shield</text:p>
      <text:p text:style-name="P86"/>
      <text:p text:style-name="P32">Values:</text:p>
      <text:p text:style-name="P184"><text:span text:style-name="T6">Overdrive: </text:span><text:span text:style-name="T38">7</text:span><text:span text:style-name="T40">7</text:span></text:p>
      <text:p text:style-name="P60">Character Arm-Space: 50</text:p>
      <text:p text:style-name="P184"><text:span text:style-name="T6">Trim: 2</text:span><text:span text:style-name="T37">3</text:span><text:span text:style-name="T34"> </text:span><text:span text:style-name="T6">total frames</text:span></text:p>
      <text:p text:style-name="P129">Mirror: false</text:p>
      <text:p text:style-name="P129">In Place: true</text:p>
      <text:p text:style-name="P129"/>
      <text:p text:style-name="P108">Rough BPM: 165</text:p>
      <text:p text:style-name="P108"/>
      <text:h text:style-name="P229" text:outline-level="2">Sword &amp; Shield <text:span text:style-name="T66">I</text:span><text:span text:style-name="T78">dle</text:span></text:h>
      <text:p text:style-name="P154"/>
      <text:p text:style-name="P185"><text:span text:style-name="T54">Original Name:</text:span><text:span text:style-name="T4"> </text:span><text:span text:style-name="T36">Sword &amp; Shield I</text:span><text:span text:style-name="T41">dle</text:span></text:p>
      <text:p text:style-name="P87">https://www.mixamo.com/#/?page=1&amp;query=sword+%26+shield</text:p>
      <text:p text:style-name="P87"/>
      <text:p text:style-name="P33">Values:</text:p>
      <text:p text:style-name="P185"><text:soft-page-break/><text:span text:style-name="T6">Overdrive: </text:span><text:span text:style-name="T38">5</text:span><text:span text:style-name="T41">0</text:span></text:p>
      <text:p text:style-name="P61">Character Arm-Space: 50</text:p>
      <text:p text:style-name="P185"><text:span text:style-name="T6">Trim: 7</text:span><text:span text:style-name="T41">7</text:span><text:span text:style-name="T34"> </text:span><text:span text:style-name="T6">total frames</text:span></text:p>
      <text:p text:style-name="P130">Mirror: false</text:p>
      <text:p text:style-name="P130"/>
      <text:h text:style-name="P230" text:outline-level="2">Sword &amp; Shield <text:span text:style-name="T92">Crouch </text:span><text:span text:style-name="T66">I</text:span><text:span text:style-name="T78">dle</text:span></text:h>
      <text:p text:style-name="P155"/>
      <text:p text:style-name="P186"><text:span text:style-name="T54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88">https://www.mixamo.com/#/?page=1&amp;query=sword+%26+shield</text:p>
      <text:p text:style-name="P88"/>
      <text:p text:style-name="P34">Values:</text:p>
      <text:p text:style-name="P186"><text:span text:style-name="T6">Overdrive: </text:span><text:span text:style-name="T38">5</text:span><text:span text:style-name="T41">0</text:span></text:p>
      <text:p text:style-name="P62">Character Arm-Space: 50</text:p>
      <text:p text:style-name="P186"><text:span text:style-name="T6">Trim: 7</text:span><text:span text:style-name="T41">4</text:span><text:span text:style-name="T34"> </text:span><text:span text:style-name="T6">total frames</text:span></text:p>
      <text:p text:style-name="P131">Mirror: false</text:p>
      <text:p text:style-name="P109"/>
      <text:h text:style-name="Heading_20_1" text:outline-level="1">Flinch</text:h>
      <text:p text:style-name="P156"/>
      <text:h text:style-name="Heading_20_2" text:outline-level="2">Flinch1</text:h>
      <text:p text:style-name="Text_20_body"/>
      <text:p text:style-name="P187"><text:span text:style-name="T54">Original Name:</text:span><text:span text:style-name="T4"> </text:span><text:span text:style-name="T36">Z</text:span><text:span text:style-name="T43">ombie Reaction Hit</text:span></text:p>
      <text:p text:style-name="P89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89"/>
      <text:p text:style-name="P35">Values:</text:p>
      <text:p text:style-name="P187"><text:span text:style-name="T6">Overdrive: </text:span><text:span text:style-name="T38">5</text:span><text:span text:style-name="T41">0</text:span></text:p>
      <text:p text:style-name="P63">Character Arm-Space: 50</text:p>
      <text:p text:style-name="P187"><text:span text:style-name="T6">Trim: 6</text:span><text:span text:style-name="T44">1</text:span><text:span text:style-name="T34"> </text:span><text:span text:style-name="T6">total frames</text:span></text:p>
      <text:p text:style-name="P132">Mirror: false</text:p>
      <text:p text:style-name="P132"/>
      <text:h text:style-name="P231" text:outline-level="2">Flinch<text:span text:style-name="T66">2</text:span></text:h>
      <text:p text:style-name="P206"/>
      <text:p text:style-name="P188"><text:span text:style-name="T54">Original Name:</text:span><text:span text:style-name="T4"> </text:span><text:span text:style-name="T36">R</text:span><text:span text:style-name="T45">eaction</text:span></text:p>
      <text:p text:style-name="P90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90"/>
      <text:p text:style-name="P36"><text:soft-page-break/>Values:</text:p>
      <text:p text:style-name="Standard">Target height: 50</text:p>
      <text:p text:style-name="P189">Hit intensity: 0</text:p>
      <text:p text:style-name="P188"><text:span text:style-name="T6">Overdrive: </text:span><text:span text:style-name="T38">5</text:span><text:span text:style-name="T41">0</text:span></text:p>
      <text:p text:style-name="P64">Character Arm-Space: 50</text:p>
      <text:p text:style-name="P188"><text:span text:style-name="T6">Trim: 3</text:span><text:span text:style-name="T46">5</text:span><text:span text:style-name="T34"> </text:span><text:span text:style-name="T6">total frames</text:span></text:p>
      <text:p text:style-name="P133">Mirror: false</text:p>
      <text:p text:style-name="P133"/>
      <text:h text:style-name="P232" text:outline-level="2">Flinch<text:span text:style-name="T66">3</text:span></text:h>
      <text:p text:style-name="P207"/>
      <text:p text:style-name="P190"><text:span text:style-name="T54">Original Name:</text:span><text:span text:style-name="T4"> </text:span><text:span text:style-name="T36">H</text:span><text:span text:style-name="T47">it Reaction</text:span></text:p>
      <text:p text:style-name="P91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91"/>
      <text:p text:style-name="P37">Values:</text:p>
      <text:p text:style-name="P190"><text:span text:style-name="T6">D</text:span><text:span text:style-name="T47">irection:</text:span> 50</text:p>
      <text:p text:style-name="P157">H<text:span text:style-name="T93">it Amount: 0</text:span></text:p>
      <text:p text:style-name="P190"><text:span text:style-name="T6">Overdrive: </text:span><text:span text:style-name="T38">5</text:span><text:span text:style-name="T41">0</text:span></text:p>
      <text:p text:style-name="P65">Character Arm-Space: 50</text:p>
      <text:p text:style-name="P190"><text:span text:style-name="T6">Trim: 5</text:span><text:span text:style-name="T47">2</text:span><text:span text:style-name="T34"> </text:span><text:span text:style-name="T6">total frames</text:span></text:p>
      <text:p text:style-name="P134">Mirror: false</text:p>
      <text:p text:style-name="P134"/>
      <text:h text:style-name="Heading_20_1" text:outline-level="1">Stagger:</text:h>
      <text:p text:style-name="Text_20_body"/>
      <text:h text:style-name="P215" text:outline-level="2">Stagger 1</text:h>
      <text:p text:style-name="P243"/>
      <text:p text:style-name="P191"><text:span text:style-name="T54">Original Name:</text:span><text:span text:style-name="T4"> </text:span><text:span text:style-name="T36">H</text:span><text:span text:style-name="T51">it On Body</text:span></text:p>
      <text:p text:style-name="P92"><text:a xlink:type="simple" xlink:href="https://www.mixamo.com/#/?page=1&amp;query=hit" text:style-name="Internet_20_link" text:visited-style-name="Visited_20_Internet_20_Link">https://www.mixamo.com/#/?page=1&amp;query=hit</text:a></text:p>
      <text:p text:style-name="P92"/>
      <text:p text:style-name="P38">Values:</text:p>
      <text:p text:style-name="P191"><text:span text:style-name="T6">Overdrive: </text:span><text:span text:style-name="T38">5</text:span><text:span text:style-name="T41">0</text:span></text:p>
      <text:p text:style-name="P66">Character Arm-Space: 50</text:p>
      <text:p text:style-name="P191"><text:span text:style-name="T6">Trim: 3</text:span><text:span text:style-name="T51">6</text:span><text:span text:style-name="T48"> </text:span><text:span text:style-name="T6">total frames</text:span></text:p>
      <text:p text:style-name="P135">Mirror: false</text:p>
      <text:p text:style-name="P135"/>
      <text:h text:style-name="P216" text:outline-level="2"><text:soft-page-break/>Stagger 2</text:h>
      <text:p text:style-name="P244"/>
      <text:p text:style-name="P192"><text:span text:style-name="T54">Original Name:</text:span><text:span text:style-name="T4"> </text:span><text:span text:style-name="T36">H</text:span><text:span text:style-name="T51">ead Hit</text:span></text:p>
      <text:p text:style-name="P93"><text:a xlink:type="simple" xlink:href="https://www.mixamo.com/#/?page=1&amp;query=hit" text:style-name="Internet_20_link" text:visited-style-name="Visited_20_Internet_20_Link">https://www.mixamo.com/#/?page=1&amp;query=hit</text:a></text:p>
      <text:p text:style-name="P93"/>
      <text:p text:style-name="P233">Values:</text:p>
      <text:p text:style-name="P192"><text:span text:style-name="T6">Overdrive: </text:span><text:span text:style-name="T38">5</text:span><text:span text:style-name="T41">0</text:span></text:p>
      <text:p text:style-name="P67">Character Arm-Space: 50</text:p>
      <text:p text:style-name="P192"><text:span text:style-name="T6">Trim: 4</text:span><text:span text:style-name="T51">7</text:span><text:span text:style-name="T48"> </text:span><text:span text:style-name="T6">total frames</text:span></text:p>
      <text:p text:style-name="P136">Mirror: false</text:p>
      <text:p text:style-name="P136"/>
      <text:h text:style-name="P217" text:outline-level="2">Stagger 3</text:h>
      <text:p text:style-name="P245"/>
      <text:p text:style-name="P193"><text:span text:style-name="T54">Original Name:</text:span><text:span text:style-name="T4"> </text:span><text:span text:style-name="T36">H</text:span><text:span text:style-name="T49">e</text:span><text:span text:style-name="T50">ad Hit</text:span></text:p>
      <text:p text:style-name="P94"><text:a xlink:type="simple" xlink:href="https://www.mixamo.com/#/?page=1&amp;query=hit" text:style-name="Internet_20_link" text:visited-style-name="Visited_20_Internet_20_Link">https://www.mixamo.com/#/?page=1&amp;query=hit</text:a></text:p>
      <text:p text:style-name="P94"/>
      <text:p text:style-name="P234">Values:</text:p>
      <text:p text:style-name="P193"><text:span text:style-name="T6">Overdrive: </text:span><text:span text:style-name="T38">5</text:span><text:span text:style-name="T41">0</text:span></text:p>
      <text:p text:style-name="P68">Character Arm-Space: 50</text:p>
      <text:p text:style-name="P193"><text:span text:style-name="T6">Trim: 3</text:span><text:span text:style-name="T50">8</text:span><text:span text:style-name="T48"> </text:span><text:span text:style-name="T6">total frames</text:span></text:p>
      <text:p text:style-name="P137">Mirror: false</text:p>
      <text:p text:style-name="Title"/>
      <text:h text:style-name="Heading_20_1" text:outline-level="1">idle</text:h>
      <text:p text:style-name="Text_20_body"/>
      <text:h text:style-name="Heading_20_2" text:outline-level="2">Idle Standing 1</text:h>
      <text:p text:style-name="Text_20_body"/>
      <text:p text:style-name="P241"><text:span text:style-name="T54">Original Name:</text:span><text:span text:style-name="T4"> </text:span><text:span text:style-name="T36">B</text:span><text:span text:style-name="T52">reathing Idle</text:span></text:p>
      <text:p text:style-name="P246"><text:a xlink:type="simple" xlink:href="https://www.mixamo.com/#/?page=1&amp;query=breathing+idle" text:style-name="Internet_20_link" text:visited-style-name="Visited_20_Internet_20_Link">https://www.mixamo.com/#/?page=1&amp;query=breathing+idle</text:a></text:p>
      <text:p text:style-name="P238"/>
      <text:p text:style-name="P235">Values:</text:p>
      <text:p text:style-name="P241"><text:soft-page-break/><text:span text:style-name="T6">B</text:span><text:span text:style-name="T52">ody Type</text:span><text:span text:style-name="T6">: </text:span><text:span text:style-name="T52">0</text:span></text:p>
      <text:p text:style-name="P241"><text:span text:style-name="T52">Sway</text:span><text:span text:style-name="T6">: 1</text:span><text:span text:style-name="T52">0</text:span></text:p>
      <text:p text:style-name="P241"><text:span text:style-name="T52">Breathing</text:span><text:span text:style-name="T6">: </text:span><text:span text:style-name="T52">40</text:span></text:p>
      <text:p text:style-name="P241"><text:span text:style-name="T52">Overdrive</text:span><text:span text:style-name="T6">: </text:span><text:span text:style-name="T52">30</text:span></text:p>
      <text:p text:style-name="P241"><text:span text:style-name="T52">Character Arm Spece</text:span><text:span text:style-name="T6">: </text:span><text:span text:style-name="T52">50</text:span></text:p>
      <text:p text:style-name="P241"><text:span text:style-name="T6">Trim: 2</text:span><text:span text:style-name="T52">32</text:span><text:span text:style-name="T48"> </text:span><text:span text:style-name="T6">total frames</text:span></text:p>
      <text:p text:style-name="P236">Mirror: false</text:p>
      <text:p text:style-name="P236"/>
      <text:h text:style-name="Heading_20_2" text:outline-level="2">Idle Walking 1</text:h>
      <text:h text:style-name="Heading_20_2" text:outline-level="2"/>
      <text:p text:style-name="P242"><text:span text:style-name="T54">Original Name:</text:span><text:span text:style-name="T4"> </text:span><text:span text:style-name="T36">B</text:span><text:span text:style-name="T52">reathing Idle</text:span></text:p>
      <text:p text:style-name="P247"><text:a xlink:type="simple" xlink:href="https://www.mixamo.com/#/?page=1&amp;query=walking" text:style-name="Internet_20_link" text:visited-style-name="Visited_20_Internet_20_Link">https://www.mixamo.com/#/?page=1&amp;query=walking</text:a></text:p>
      <text:p text:style-name="P239"/>
      <text:p text:style-name="P242"><text:span text:style-name="T55">Values:</text:span></text:p>
      <text:p text:style-name="P242"><text:span text:style-name="T52">Overdrive</text:span><text:span text:style-name="T6">: </text:span><text:span text:style-name="T52">5</text:span><text:span text:style-name="T53">0</text:span></text:p>
      <text:p text:style-name="P242"><text:span text:style-name="T52">Character Arm Space</text:span><text:span text:style-name="T6">: </text:span><text:span text:style-name="T52">50</text:span></text:p>
      <text:p text:style-name="P242"><text:span text:style-name="T6">Trim: 3</text:span><text:span text:style-name="T53">2</text:span><text:span text:style-name="T48"> </text:span><text:span text:style-name="T6">total frames</text:span></text:p>
      <text:p text:style-name="P242"><text:span text:style-name="T6">I</text:span><text:span text:style-name="T53">n Place</text:span><text:span text:style-name="T6">: t</text:span><text:span text:style-name="T53">rue</text:span></text:p>
      <text:p text:style-name="P237">Mirror: false</text:p>
      <text:p text:style-name="P240"/>
      <text:p text:style-name="P240"/>
      <text:p text:style-name="P236"/>
      <text:p text:style-name="P158"/>
      <text:p text:style-name="P158"/>
      <text:p text:style-name="P110"/>
      <text:h text:style-name="Heading_20_2" text:outline-level="2"/>
      <text:h text:style-name="P219" text:outline-level="2"/>
      <text:p text:style-name="P101"/>
      <text:p text:style-name="P194"/>
      <text:p text:style-name="P95"/>
      <text:p text:style-name="P95"/>
      <text:p text:style-name="P39"/>
      <text:p text:style-name="P39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26T14:28:39.270000000</dc:date>
    <meta:editing-duration>PT6H22M16S</meta:editing-duration>
    <meta:editing-cycles>76</meta:editing-cycles>
    <meta:document-statistic meta:table-count="0" meta:image-count="0" meta:object-count="0" meta:page-count="19" meta:paragraph-count="442" meta:word-count="1363" meta:character-count="10265" meta:non-whitespace-character-count="9339"/>
  </office:meta>
</office:document-meta>
</file>